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74cm" fo:text-align="justify" fo:text-indent="0cm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QB Networks &amp; Masscollabs Services &amp; PSD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new year came and we see new opportunities to conquer Free Softwar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5">QB Networks &amp; Masscollabs Services &amp; PS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upercomputing / HPC ai development and science </text:p>
              </text:list-item>
              <text:list-item>
                <text:p>Network programming and communication technologies</text:p>
              </text:list-item>
              <text:list-item>
                <text:p>Smart cities, smart home, and all kinds of I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5">QB Networks &amp; Masscollabs Services &amp; PSD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7">By Mert Gör</text:p>
              </text:list-item>
              <text:list-item>
                <text:p text:style-name="P7">CC BY-SA 4.0 or later</text:p>
              </text:list-item>
              <text:list-item>
                <text:p text:style-name="P7"><text:a xlink:href="mailto:mertgor@qbnetworks.xyz" xlink:type="simple">mertgor@qbnetworks.xyz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5">QB Networks &amp; Masscollabs Services &amp; PSD<text:line-break/>Questions &amp; Answer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9">Telegram Group : <text:a xlink:href="https://t.me/masscollabs" xlink:type="simple">https://t.me/masscollabs</text:a></text:p>
              </text:list-item>
              <text:list-item>
                <text:p text:style-name="P9">libera.chat IRC Channel : #masscollab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6:55:14.783282704</meta:creation-date>
    <meta:editing-duration>PT7M40S</meta:editing-duration>
    <meta:editing-cycles>6</meta:editing-cycles>
    <meta:generator>LibreOffice/7.4.7.2$Linux_X86_64 LibreOffice_project/40$Build-2</meta:generator>
    <dc:title>DNA</dc:title>
    <dc:date>2024-12-22T17:02:56.560240628</dc:date>
    <meta:document-statistic meta:object-count="118"/>
  </office:meta>
</office:document-meta>
</file>